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2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2cm" fo:min-width="22.6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7cm" fo:min-width="24.5cm"/>
    </style:style>
    <style:style style:name="gr8" style:family="graphic" style:parent-style-name="objectwithoutfill">
      <style:graphic-properties draw:stroke="dash" draw:stroke-dash="Fine_20_Dashed_20__28_var_29_" draw:fill="none" draw:textarea-vertical-align="middle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4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13cm" fo:min-width="22.45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03cm" fo:margin-bottom="0cm" fo:line-height="100%" fo:text-align="start" fo:text-indent="0cm" style:punctuation-wrap="simple"/>
      <style:text-properties fo:hyphenate="false"/>
    </style:style>
    <style:style style:name="P5" style:family="paragraph">
      <style:paragraph-properties fo:margin-left="0cm" fo:margin-right="0cm" fo:margin-top="0.203cm" fo:margin-bottom="0cm" fo:line-height="100%" fo:text-align="start" fo:text-indent="0cm" style:punctuation-wrap="simple"/>
      <style:text-properties fo:font-family="'Courier New'" style:font-family-generic="modern" style:font-pitch="fixed" fo:font-size="28pt" style:font-size-asian="28pt" style:font-size-complex="28pt" fo:hyphenate="false"/>
    </style:style>
    <style:style style:name="P6" style:family="paragraph">
      <style:paragraph-properties fo:margin-top="0cm" fo:margin-bottom="0.356cm"/>
    </style:style>
    <style:style style:name="P7" style:family="paragraph">
      <style:paragraph-properties fo:margin-top="0cm" fo:margin-bottom="0.356cm"/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203cm" fo:margin-bottom="0cm" fo:line-height="100%" fo:text-align="start" fo:text-indent="0cm" style:punctuation-wrap="simple"/>
      <style:text-properties fo:font-family="'Courier New'" style:font-family-generic="modern" style:font-pitch="fixed" fo:font-size="14pt" style:font-size-asian="14pt" style:font-size-complex="14pt" fo:hyphenate="false"/>
    </style:style>
    <style:style style:name="P11" style:family="paragraph">
      <style:paragraph-properties fo:text-align="center"/>
      <style:text-properties fo:font-size="13pt" style:font-size-asian="18pt" style:font-size-complex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style:text-line-through-style="none" fo:font-family="'Courier New'" style:font-family-generic="modern" style:font-pitch="fixed" fo:font-size="28pt" fo:letter-spacing="normal" fo:font-style="normal" style:text-underline-style="none" fo:font-weight="normal" style:font-family-asian="'Droid Sans'" style:font-family-generic-asian="modern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/>
    </style:style>
    <style:style style:name="T7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ff00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Droid Sans'" style:font-family-generic-asian="modern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T10" style:family="text">
      <style:text-properties fo:font-size="13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z Review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Pipelining, Hazards</text:span></text:p>
            <text:p><text:span text:style-name="T1">+ 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Quiz Review</text:span></text:p>
          </draw:text-box>
        </draw:frame>
        <draw:frame draw:style-name="gr3" draw:text-style-name="P5" draw:layer="layout" svg:width="13.208cm" svg:height="6.653cm" svg:x="6.096cm" svg:y="14.224cm">
          <draw:text-box>
            <text:p text:style-name="P4"><text:span text:style-name="T3"><text:s text:c="3"/></text:span><text:span text:style-name="T3">addi $t0,$t1,5</text:span></text:p>
            <text:p text:style-name="P4"><text:span text:style-name="T3">L: subi $t1,$t0,$t1</text:span></text:p>
            <text:p text:style-name="P4"><text:span text:style-name="T3"><text:s text:c="3"/></text:span><text:span text:style-name="T3">beq <text:s/>$t0,$t1, L</text:span></text:p>
            <text:p text:style-name="P4"><text:span text:style-name="T3"><text:s text:c="3"/></text:span><text:span text:style-name="T3">mult $t1,$t2</text:span></text:p>
            <text:p text:style-name="P4"><text:span text:style-name="T3"/></text:p>
          </draw:text-box>
        </draw:frame>
        <draw:frame draw:style-name="gr4" draw:text-style-name="P7" draw:layer="layout" svg:width="25.4cm" svg:height="10.171cm" svg:x="1.524cm" svg:y="3.302cm">
          <draw:text-box>
            <text:list text:style-name="L2">
              <text:list-item>
                <text:p text:style-name="P6"><text:span text:style-name="T4">1. Notate all dependencies (RAW, WAR, etc.) and control hazards in the following MIPS program “P”:</text:span></text:p>
              </text:list-item>
              <text:list-item>
                <text:p text:style-name="P6"><text:span text:style-name="T4">2. </text:span></text:p>
                <text:list>
                  <text:list-header>
                    <text:p text:style-name="P6"><text:span text:style-name="T4">(a) Diagram the pipeline schedule for the above MIPS code using the MIPS sequence IF-ID-EX-MEM-WB. </text:span></text:p>
                    <text:p text:style-name="P6"><text:span text:style-name="T4">(b) Show all stalls and explain their purpose - why are they where you put them? </text:span></text:p>
                    <text:p text:style-name="P6"><text:span text:style-name="T4">(c) Calculate the CPI for program P running on the MIPS pipeline, per your diagram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Quiz Review</text:span></text:p>
          </draw:text-box>
        </draw:frame>
        <draw:frame draw:style-name="gr3" draw:text-style-name="P5" draw:layer="layout" svg:width="13.208cm" svg:height="6.653cm" svg:x="0.762cm" svg:y="8.89cm">
          <draw:text-box>
            <text:p text:style-name="P4"><text:span text:style-name="T3"><text:s text:c="3"/></text:span><text:span text:style-name="T3">addi $t0,$t1,5</text:span></text:p>
            <text:p text:style-name="P4"><text:span text:style-name="T3">L: sub <text:s/>$t1,$t0,$t1</text:span></text:p>
            <text:p text:style-name="P4"><text:span text:style-name="T3"><text:s text:c="3"/></text:span><text:span text:style-name="T3">beq <text:s/>$t0,$t1, L</text:span></text:p>
            <text:p text:style-name="P4"><text:span text:style-name="T3"><text:s text:c="3"/></text:span><text:span text:style-name="T3">mult $t1,$t2</text:span></text:p>
            <text:p text:style-name="P4"><text:span text:style-name="T3"/></text:p>
          </draw:text-box>
        </draw:frame>
        <draw:frame draw:style-name="gr4" draw:text-style-name="P7" draw:layer="layout" svg:width="25.4cm" svg:height="3.422cm" svg:x="1.524cm" svg:y="3.302cm">
          <draw:text-box>
            <text:list text:style-name="L2">
              <text:list-item>
                <text:p text:style-name="P6"><text:span text:style-name="T4">1. Notate all dependencies (RAW, WAR, etc.) and control hazards in the following MIPS program “P”:</text:span></text:p>
              </text:list-item>
            </text:list>
          </draw:text-box>
        </draw:frame>
        <draw:line draw:style-name="gr5" draw:text-style-name="P2" draw:layer="layout" svg:x1="15.24cm" svg:y1="6.724cm" svg:x2="11.684cm" svg:y2="9.398cm">
          <text:p/>
        </draw:line>
        <draw:frame draw:style-name="gr6" draw:text-style-name="P9" draw:layer="layout" svg:width="7.081cm" svg:height="1.195cm" svg:x="15.494cm" svg:y="5.917cm">
          <draw:text-box>
            <text:p><text:span text:style-name="T4">No dependencies</text:span></text:p>
          </draw:text-box>
        </draw:frame>
        <draw:line draw:style-name="gr5" draw:text-style-name="P2" draw:layer="layout" svg:x1="14.986cm" svg:y1="9.906cm" svg:x2="12.446cm" svg:y2="10.802cm">
          <text:p/>
        </draw:line>
        <draw:frame draw:style-name="gr6" draw:text-style-name="P9" draw:layer="layout" svg:width="9.98cm" svg:height="3.083cm" svg:x="15.748cm" svg:y="8.457cm">
          <draw:text-box>
            <text:p><text:span text:style-name="T4">WAR - on t1 with first line</text:span></text:p>
            <text:p><text:span text:style-name="T4">RAW - on t0 with first line</text:span></text:p>
            <text:p><text:span text:style-name="T4">RAR - on t1 with first line</text:span></text:p>
          </draw:text-box>
        </draw:frame>
        <draw:line draw:style-name="gr5" draw:text-style-name="P2" draw:layer="layout" svg:x1="14.986cm" svg:y1="12.954cm" svg:x2="12.7cm" svg:y2="12.446cm">
          <text:p/>
        </draw:line>
        <draw:frame draw:style-name="gr6" draw:text-style-name="P9" draw:layer="layout" svg:width="10.023cm" svg:height="4.971cm" svg:x="15.494cm" svg:y="12.192cm">
          <draw:text-box>
            <text:p><text:span text:style-name="T4">RAW - on t0 with first line</text:span></text:p>
            <text:p><text:span text:style-name="T4">RAW - on t1 with 2nd line</text:span></text:p>
            <text:p><text:span text:style-name="T4">RAR - on t1 with first line</text:span></text:p>
            <text:p><text:span text:style-name="T4">RAR - on t1 with 2nd line</text:span></text:p>
            <text:p><text:span text:style-name="T4">RAR - on t0 with 2nd line</text:span></text:p>
          </draw:text-box>
        </draw:frame>
        <draw:line draw:style-name="gr5" draw:text-style-name="P2" draw:layer="layout" svg:x1="15.24cm" svg:y1="17.78cm" svg:x2="10.414cm" svg:y2="13.716cm">
          <text:p/>
        </draw:line>
        <draw:frame draw:style-name="gr6" draw:text-style-name="P9" draw:layer="layout" svg:width="2.852cm" svg:height="1.195cm" svg:x="15.494cm" svg:y="17.272cm">
          <draw:text-box>
            <text:p><text:span text:style-name="T4">??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Quiz Review</text:span></text:p>
          </draw:text-box>
        </draw:frame>
        <draw:frame draw:style-name="gr4" draw:text-style-name="P7" draw:layer="layout" svg:width="25.4cm" svg:height="15.727cm" svg:x="1.524cm" svg:y="3.302cm">
          <draw:text-box>
            <text:list text:style-name="L2">
              <text:list-item>
                <text:p text:style-name="P6"><text:span text:style-name="T5">Resolving Data Hazards</text:span></text:p>
              </text:list-item>
              <text:list-item>
                <text:p text:style-name="P6"><text:span text:style-name="T4">Option 1: No forwarding</text:span></text:p>
                <text:list>
                  <text:list-item>
                    <text:list>
                      <text:list-item>
                        <text:p text:style-name="P6"><text:span text:style-name="T4">ID stage of instruction can not begin until WB stage is </text:span><text:span text:style-name="T6">finished</text:span></text:p>
                      </text:list-item>
                      <text:list-item>
                        <text:p text:style-name="P6"><text:span text:style-name="T7">Do not do this for this quiz!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Option 2: ALU - ALU Forwarding</text:span></text:p>
                <text:list>
                  <text:list-item>
                    <text:list>
                      <text:list-item>
                        <text:p text:style-name="P6"><text:span text:style-name="T4">Result of an instruction is forwarded from output of ALU to input of the next instruction's ALU</text:span></text:p>
                      </text:list-item>
                      <text:list-item>
                        <text:p text:style-name="P6"><text:span text:style-name="T4">No stalls needed if instructions consecutiv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Option 3: ALU - ID Forwarding</text:span></text:p>
                <text:list>
                  <text:list-item>
                    <text:list>
                      <text:list-item>
                        <text:p text:style-name="P6"><text:span text:style-name="T4">Result of instruction can only be forwarded to ID stage of next instruction.</text:span></text:p>
                      </text:list-item>
                      <text:list-item>
                        <text:p text:style-name="P6"><text:span text:style-name="T4">1 Stall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Quiz Review</text:span></text:p>
          </draw:text-box>
        </draw:frame>
        <draw:frame draw:style-name="gr4" draw:text-style-name="P7" draw:layer="layout" svg:width="25.4cm" svg:height="14.783cm" svg:x="1.524cm" svg:y="3.302cm">
          <draw:text-box>
            <text:list text:style-name="L2">
              <text:list-item>
                <text:p text:style-name="P6"><text:span text:style-name="T5">Resolving Control Hazards</text:span></text:p>
              </text:list-item>
              <text:list-item>
                <text:p text:style-name="P6"><text:span text:style-name="T4">Option 1: Branch Prediction</text:span></text:p>
                <text:list>
                  <text:list-item>
                    <text:list>
                      <text:list-item>
                        <text:p text:style-name="P6"><text:span text:style-name="T4">Assume branch taken or not taken, then cancel incorrectly predicted instructions.</text:span></text:p>
                      </text:list-item>
                      <text:list-item>
                        <text:p text:style-name="P6"><text:span text:style-name="T7">Do not do this for this quiz!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Option 2: Stall with no Forwarding</text:span></text:p>
                <text:list>
                  <text:list-item>
                    <text:list>
                      <text:list-item>
                        <text:p text:style-name="P6"><text:span text:style-name="T4">Stall until the branch instruction is entirely completed.</text:span></text:p>
                      </text:list-item>
                      <text:list-item>
                        <text:p text:style-name="P6"><text:span text:style-name="T7">Do not do this for this quiz!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Option 3: Stall With ALU - IF Forwarding</text:span></text:p>
                <text:list>
                  <text:list-item>
                    <text:list>
                      <text:list-item>
                        <text:p text:style-name="P6"><text:span text:style-name="T4">Stall until the ALU stage is complete, then forward result of the branch to the next instruction.</text:span></text:p>
                      </text:list-item>
                      <text:list-item>
                        <text:p text:style-name="P6"><text:span text:style-name="T8">Do this for this quiz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No Forwarding at all.</text:span></text:p>
          </draw:text-box>
        </draw:frame>
        <draw:frame draw:style-name="gr7" draw:text-style-name="P10" draw:layer="layout" svg:width="6.064cm" svg:height="5.637cm" svg:x="0.032cm" svg:y="5.52cm">
          <draw:text-box>
            <text:p text:style-name="P4"><text:span text:style-name="T9"><text:s/></text:span><text:span text:style-name="T9">addi $t0,$t1,5</text:span></text:p>
            <text:p text:style-name="P4"><text:span text:style-name="T9">L:subi $t1,$t0,$t1</text:span></text:p>
            <text:p text:style-name="P4"><text:span text:style-name="T9"><text:s text:c="2"/></text:span><text:span text:style-name="T9">beq <text:s/>$t0,$t1, L</text:span></text:p>
            <text:p text:style-name="P4"><text:span text:style-name="T9"><text:s text:c="2"/></text:span><text:span text:style-name="T9">mult $t1,$t2</text:span></text:p>
          </draw:text-box>
        </draw:frame>
        <draw:line draw:style-name="gr8" draw:text-style-name="P2" draw:layer="layout" svg:x1="6.862cm" svg:y1="5.458cm" svg:x2="6.862cm" svg:y2="17.041cm">
          <text:p/>
        </draw:line>
        <draw:line draw:style-name="gr8" draw:text-style-name="P2" draw:layer="layout" svg:x1="5.682cm" svg:y1="5.458cm" svg:x2="5.682cm" svg:y2="17.041cm">
          <text:p/>
        </draw:line>
        <draw:line draw:style-name="gr8" draw:text-style-name="P2" draw:layer="layout" svg:x1="8.042cm" svg:y1="5.458cm" svg:x2="8.042cm" svg:y2="17.041cm">
          <text:p/>
        </draw:line>
        <draw:line draw:style-name="gr8" draw:text-style-name="P2" draw:layer="layout" svg:x1="9.223cm" svg:y1="5.458cm" svg:x2="9.223cm" svg:y2="17.041cm">
          <text:p/>
        </draw:line>
        <draw:line draw:style-name="gr8" draw:text-style-name="P2" draw:layer="layout" svg:x1="11.583cm" svg:y1="5.458cm" svg:x2="11.583cm" svg:y2="17.041cm">
          <text:p/>
        </draw:line>
        <draw:line draw:style-name="gr8" draw:text-style-name="P2" draw:layer="layout" svg:x1="10.403cm" svg:y1="5.458cm" svg:x2="10.403cm" svg:y2="17.041cm">
          <text:p/>
        </draw:line>
        <draw:line draw:style-name="gr8" draw:text-style-name="P2" draw:layer="layout" svg:x1="12.763cm" svg:y1="5.458cm" svg:x2="12.763cm" svg:y2="17.041cm">
          <text:p/>
        </draw:line>
        <draw:line draw:style-name="gr8" draw:text-style-name="P2" draw:layer="layout" svg:x1="13.944cm" svg:y1="5.458cm" svg:x2="13.944cm" svg:y2="17.041cm">
          <text:p/>
        </draw:line>
        <draw:line draw:style-name="gr8" draw:text-style-name="P2" draw:layer="layout" svg:x1="15.124cm" svg:y1="5.458cm" svg:x2="15.124cm" svg:y2="17.041cm">
          <text:p/>
        </draw:line>
        <draw:line draw:style-name="gr8" draw:text-style-name="P2" draw:layer="layout" svg:x1="16.28cm" svg:y1="5.458cm" svg:x2="16.28cm" svg:y2="17.041cm">
          <text:p/>
        </draw:line>
        <draw:line draw:style-name="gr8" draw:text-style-name="P2" draw:layer="layout" svg:x1="17.46cm" svg:y1="5.458cm" svg:x2="17.46cm" svg:y2="17.041cm">
          <text:p/>
        </draw:line>
        <draw:line draw:style-name="gr8" draw:text-style-name="P2" draw:layer="layout" svg:x1="18.64cm" svg:y1="5.458cm" svg:x2="18.64cm" svg:y2="17.041cm">
          <text:p/>
        </draw:line>
        <draw:line draw:style-name="gr8" draw:text-style-name="P2" draw:layer="layout" svg:x1="19.821cm" svg:y1="5.458cm" svg:x2="19.821cm" svg:y2="17.041cm">
          <text:p/>
        </draw:line>
        <draw:line draw:style-name="gr8" draw:text-style-name="P2" draw:layer="layout" svg:x1="20.982cm" svg:y1="5.458cm" svg:x2="20.982cm" svg:y2="17.041cm">
          <text:p/>
        </draw:line>
        <draw:g>
          <draw:custom-shape draw:style-name="gr9" draw:text-style-name="P11" draw:layer="layout" svg:width="0.787cm" svg:height="0.508cm" svg:x="5.905cm" svg:y="5.6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7.082cm" svg:y="5.6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8.26cm" svg:y="5.6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9.437cm" svg:y="5.6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0.552cm" svg:y="5.6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2" draw:layer="layout" svg:x1="10.403cm" svg:y1="5.975cm" svg:x2="10.403cm" svg:y2="11.662cm">
          <text:p/>
        </draw:line>
        <draw:frame draw:style-name="gr6" draw:text-style-name="P12" draw:layer="layout" svg:width="22.075cm" svg:height="0.878cm" svg:x="5.782cm" svg:y="4.564cm">
          <draw:text-box>
            <text:p><text:span text:style-name="T11">01 <text:s text:c="2"/>02 <text:s text:c="3"/>03 <text:s text:c="2"/>04 <text:s text:c="2"/>05 <text:s text:c="3"/>06 <text:s text:c="2"/>07 <text:s text:c="3"/>08 <text:s text:c="2"/>09 <text:s text:c="3"/>10 <text:s text:c="2"/>11 <text:s text:c="3"/>12 <text:s text:c="2"/>13 <text:s text:c="3"/>14 <text:s text:c="2"/>15 <text:s text:c="2"/>16 <text:s text:c="3"/>17 <text:s text:c="2"/>18 <text:s text:c="3"/>19</text:span></text:p>
          </draw:text-box>
        </draw:frame>
        <draw:line draw:style-name="gr8" draw:text-style-name="P2" draw:layer="layout" svg:x1="22.162cm" svg:y1="5.459cm" svg:x2="22.162cm" svg:y2="17.042cm">
          <text:p/>
        </draw:line>
        <draw:line draw:style-name="gr8" draw:text-style-name="P2" draw:layer="layout" svg:x1="23.318cm" svg:y1="5.459cm" svg:x2="23.318cm" svg:y2="17.042cm">
          <text:p/>
        </draw:line>
        <draw:line draw:style-name="gr8" draw:text-style-name="P2" draw:layer="layout" svg:x1="24.498cm" svg:y1="5.459cm" svg:x2="24.498cm" svg:y2="17.042cm">
          <text:p/>
        </draw:line>
        <draw:line draw:style-name="gr8" draw:text-style-name="P2" draw:layer="layout" svg:x1="25.678cm" svg:y1="5.459cm" svg:x2="25.678cm" svg:y2="17.042cm">
          <text:p/>
        </draw:line>
        <draw:line draw:style-name="gr8" draw:text-style-name="P2" draw:layer="layout" svg:x1="26.859cm" svg:y1="5.459cm" svg:x2="26.859cm" svg:y2="17.042cm">
          <text:p/>
        </draw:line>
        <draw:line draw:style-name="gr8" draw:text-style-name="P2" draw:layer="layout" svg:x1="28.02cm" svg:y1="5.459cm" svg:x2="28.02cm" svg:y2="17.042cm">
          <text:p/>
        </draw:line>
        <draw:line draw:style-name="gr10" draw:text-style-name="P2" draw:layer="layout" svg:x1="0.116cm" svg:y1="6.242cm" svg:x2="27.686cm" svg:y2="6.242cm">
          <text:p/>
        </draw:line>
        <draw:line draw:style-name="gr10" draw:text-style-name="P2" draw:layer="layout" svg:x1="0.116cm" svg:y1="7.042cm" svg:x2="27.686cm" svg:y2="7.042cm">
          <text:p/>
        </draw:line>
        <draw:line draw:style-name="gr10" draw:text-style-name="P2" draw:layer="layout" svg:x1="0.116cm" svg:y1="7.842cm" svg:x2="27.686cm" svg:y2="7.842cm">
          <text:p/>
        </draw:line>
        <draw:line draw:style-name="gr10" draw:text-style-name="P2" draw:layer="layout" svg:x1="0.116cm" svg:y1="8.542cm" svg:x2="27.686cm" svg:y2="8.542cm">
          <text:p/>
        </draw:line>
        <draw:line draw:style-name="gr10" draw:text-style-name="P2" draw:layer="layout" svg:x1="0.116cm" svg:y1="9.342cm" svg:x2="27.686cm" svg:y2="9.342cm">
          <text:p/>
        </draw:line>
        <draw:line draw:style-name="gr10" draw:text-style-name="P2" draw:layer="layout" svg:x1="0.116cm" svg:y1="10.142cm" svg:x2="27.686cm" svg:y2="10.142cm">
          <text:p/>
        </draw:line>
        <draw:line draw:style-name="gr10" draw:text-style-name="P2" draw:layer="layout" svg:x1="0.116cm" svg:y1="10.942cm" svg:x2="27.686cm" svg:y2="10.942cm">
          <text:p/>
        </draw:line>
        <draw:line draw:style-name="gr10" draw:text-style-name="P2" draw:layer="layout" svg:x1="0.116cm" svg:y1="11.642cm" svg:x2="27.686cm" svg:y2="11.642cm">
          <text:p/>
        </draw:line>
        <draw:line draw:style-name="gr10" draw:text-style-name="P2" draw:layer="layout" svg:x1="0.116cm" svg:y1="12.442cm" svg:x2="27.686cm" svg:y2="12.442cm">
          <text:p/>
        </draw:line>
        <draw:line draw:style-name="gr10" draw:text-style-name="P2" draw:layer="layout" svg:x1="0.116cm" svg:y1="13.142cm" svg:x2="27.686cm" svg:y2="13.142cm">
          <text:p/>
        </draw:line>
        <draw:line draw:style-name="gr10" draw:text-style-name="P2" draw:layer="layout" svg:x1="0.116cm" svg:y1="13.942cm" svg:x2="27.686cm" svg:y2="13.942cm">
          <text:p/>
        </draw:line>
        <draw:line draw:style-name="gr10" draw:text-style-name="P2" draw:layer="layout" svg:x1="0.116cm" svg:y1="14.642cm" svg:x2="27.686cm" svg:y2="14.642cm">
          <text:p/>
        </draw:line>
        <draw:line draw:style-name="gr10" draw:text-style-name="P2" draw:layer="layout" svg:x1="0.116cm" svg:y1="15.442cm" svg:x2="27.686cm" svg:y2="15.442cm">
          <text:p/>
        </draw:line>
        <draw:line draw:style-name="gr10" draw:text-style-name="P2" draw:layer="layout" svg:x1="0.116cm" svg:y1="16.142cm" svg:x2="27.686cm" svg:y2="16.142cm">
          <text:p/>
        </draw:line>
        <draw:line draw:style-name="gr10" draw:text-style-name="P2" draw:layer="layout" svg:x1="0.116cm" svg:y1="17.042cm" svg:x2="27.686cm" svg:y2="17.042cm">
          <text:p/>
        </draw:line>
        <draw:line draw:style-name="gr10" draw:text-style-name="P2" draw:layer="layout" svg:x1="0.116cm" svg:y1="5.442cm" svg:x2="27.686cm" svg:y2="5.442cm">
          <text:p/>
        </draw:line>
        <draw:g>
          <draw:custom-shape draw:style-name="gr9" draw:text-style-name="P11" draw:layer="layout" svg:width="0.787cm" svg:height="0.508cm" svg:x="10.606cm" svg:y="6.4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1.783cm" svg:y="6.4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2.961cm" svg:y="6.4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4.138cm" svg:y="6.4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5.253cm" svg:y="6.4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11.807cm" svg:y="7.2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2.984cm" svg:y="7.2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4.162cm" svg:y="7.2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5.339cm" svg:y="7.2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6.454cm" svg:y="7.2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15.308cm" svg:y="8.0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6.485cm" svg:y="8.0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7.663cm" svg:y="8.0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8.84cm" svg:y="8.0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9.955cm" svg:y="8.0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2" draw:layer="layout" svg:width="0.254cm" svg:height="0.254cm" svg:x="7.36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254cm" svg:height="0.254cm" svg:x="8.46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254cm" svg:height="0.254cm" svg:x="9.56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254cm" svg:height="0.254cm" svg:x="13.266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254cm" svg:height="0.254cm" svg:x="14.466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4.13cm" svg:height="4.662cm" svg:x="1.778cm" svg:y="14.642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2.951cm" svg:height="3.083cm" svg:x="1.941cm" svg:y="15.142cm">
          <draw:text-box>
            <text:p><text:span text:style-name="T5"/></text:p>
            <text:p><text:span text:style-name="T12">3 stalls were inserted before the subi insturction to wait for $t0 to be written back into the regist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ALU - ALU Forwarding</text:span></text:p>
          </draw:text-box>
        </draw:frame>
        <draw:frame draw:style-name="gr7" draw:text-style-name="P10" draw:layer="layout" svg:width="6.064cm" svg:height="5.637cm" svg:x="0.032cm" svg:y="5.52cm">
          <draw:text-box>
            <text:p text:style-name="P4"><text:span text:style-name="T9"><text:s/></text:span><text:span text:style-name="T9">addi $t0,$t1,5</text:span></text:p>
            <text:p text:style-name="P4"><text:span text:style-name="T9">L:subi $t1,$t0,$t1</text:span></text:p>
            <text:p text:style-name="P4"><text:span text:style-name="T9"><text:s text:c="2"/></text:span><text:span text:style-name="T9">beq <text:s/>$t0,$t1, L</text:span></text:p>
            <text:p text:style-name="P4"><text:span text:style-name="T9"><text:s text:c="2"/></text:span><text:span text:style-name="T9">mult $t1,$t2</text:span></text:p>
          </draw:text-box>
        </draw:frame>
        <draw:line draw:style-name="gr8" draw:text-style-name="P2" draw:layer="layout" svg:x1="6.862cm" svg:y1="5.458cm" svg:x2="6.862cm" svg:y2="17.041cm">
          <text:p/>
        </draw:line>
        <draw:line draw:style-name="gr8" draw:text-style-name="P2" draw:layer="layout" svg:x1="5.682cm" svg:y1="5.458cm" svg:x2="5.682cm" svg:y2="17.041cm">
          <text:p/>
        </draw:line>
        <draw:line draw:style-name="gr8" draw:text-style-name="P2" draw:layer="layout" svg:x1="8.042cm" svg:y1="5.458cm" svg:x2="8.042cm" svg:y2="17.041cm">
          <text:p/>
        </draw:line>
        <draw:line draw:style-name="gr8" draw:text-style-name="P2" draw:layer="layout" svg:x1="9.223cm" svg:y1="5.458cm" svg:x2="9.223cm" svg:y2="17.041cm">
          <text:p/>
        </draw:line>
        <draw:line draw:style-name="gr8" draw:text-style-name="P2" draw:layer="layout" svg:x1="11.583cm" svg:y1="5.458cm" svg:x2="11.583cm" svg:y2="17.041cm">
          <text:p/>
        </draw:line>
        <draw:line draw:style-name="gr8" draw:text-style-name="P2" draw:layer="layout" svg:x1="10.403cm" svg:y1="5.458cm" svg:x2="10.403cm" svg:y2="17.041cm">
          <text:p/>
        </draw:line>
        <draw:line draw:style-name="gr8" draw:text-style-name="P2" draw:layer="layout" svg:x1="12.763cm" svg:y1="5.458cm" svg:x2="12.763cm" svg:y2="17.041cm">
          <text:p/>
        </draw:line>
        <draw:line draw:style-name="gr8" draw:text-style-name="P2" draw:layer="layout" svg:x1="13.944cm" svg:y1="5.458cm" svg:x2="13.944cm" svg:y2="17.041cm">
          <text:p/>
        </draw:line>
        <draw:line draw:style-name="gr8" draw:text-style-name="P2" draw:layer="layout" svg:x1="15.124cm" svg:y1="5.458cm" svg:x2="15.124cm" svg:y2="17.041cm">
          <text:p/>
        </draw:line>
        <draw:line draw:style-name="gr8" draw:text-style-name="P2" draw:layer="layout" svg:x1="16.28cm" svg:y1="5.458cm" svg:x2="16.28cm" svg:y2="17.041cm">
          <text:p/>
        </draw:line>
        <draw:line draw:style-name="gr8" draw:text-style-name="P2" draw:layer="layout" svg:x1="17.46cm" svg:y1="5.458cm" svg:x2="17.46cm" svg:y2="17.041cm">
          <text:p/>
        </draw:line>
        <draw:line draw:style-name="gr8" draw:text-style-name="P2" draw:layer="layout" svg:x1="18.64cm" svg:y1="5.458cm" svg:x2="18.64cm" svg:y2="17.041cm">
          <text:p/>
        </draw:line>
        <draw:line draw:style-name="gr8" draw:text-style-name="P2" draw:layer="layout" svg:x1="19.821cm" svg:y1="5.458cm" svg:x2="19.821cm" svg:y2="17.041cm">
          <text:p/>
        </draw:line>
        <draw:line draw:style-name="gr8" draw:text-style-name="P2" draw:layer="layout" svg:x1="20.982cm" svg:y1="5.458cm" svg:x2="20.982cm" svg:y2="17.041cm">
          <text:p/>
        </draw:line>
        <draw:g>
          <draw:custom-shape draw:style-name="gr9" draw:text-style-name="P11" draw:layer="layout" svg:width="0.787cm" svg:height="0.508cm" svg:x="5.905cm" svg:y="5.6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7.082cm" svg:y="5.6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8.26cm" svg:y="5.6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9.437cm" svg:y="5.6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0.552cm" svg:y="5.6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2" draw:layer="layout" svg:x1="10.403cm" svg:y1="5.975cm" svg:x2="10.403cm" svg:y2="11.662cm">
          <text:p/>
        </draw:line>
        <draw:frame draw:style-name="gr6" draw:text-style-name="P12" draw:layer="layout" svg:width="22.075cm" svg:height="0.878cm" svg:x="5.782cm" svg:y="4.564cm">
          <draw:text-box>
            <text:p><text:span text:style-name="T11">01 <text:s text:c="2"/>02 <text:s text:c="3"/>03 <text:s text:c="2"/>04 <text:s text:c="2"/>05 <text:s text:c="3"/>06 <text:s text:c="2"/>07 <text:s text:c="3"/>08 <text:s text:c="2"/>09 <text:s text:c="3"/>10 <text:s text:c="2"/>11 <text:s text:c="3"/>12 <text:s text:c="2"/>13 <text:s text:c="3"/>14 <text:s text:c="2"/>15 <text:s text:c="2"/>16 <text:s text:c="3"/>17 <text:s text:c="2"/>18 <text:s text:c="3"/>19</text:span></text:p>
          </draw:text-box>
        </draw:frame>
        <draw:line draw:style-name="gr8" draw:text-style-name="P2" draw:layer="layout" svg:x1="22.162cm" svg:y1="5.459cm" svg:x2="22.162cm" svg:y2="17.042cm">
          <text:p/>
        </draw:line>
        <draw:line draw:style-name="gr8" draw:text-style-name="P2" draw:layer="layout" svg:x1="23.318cm" svg:y1="5.459cm" svg:x2="23.318cm" svg:y2="17.042cm">
          <text:p/>
        </draw:line>
        <draw:line draw:style-name="gr8" draw:text-style-name="P2" draw:layer="layout" svg:x1="24.498cm" svg:y1="5.459cm" svg:x2="24.498cm" svg:y2="17.042cm">
          <text:p/>
        </draw:line>
        <draw:line draw:style-name="gr8" draw:text-style-name="P2" draw:layer="layout" svg:x1="25.678cm" svg:y1="5.459cm" svg:x2="25.678cm" svg:y2="17.042cm">
          <text:p/>
        </draw:line>
        <draw:line draw:style-name="gr8" draw:text-style-name="P2" draw:layer="layout" svg:x1="26.859cm" svg:y1="5.459cm" svg:x2="26.859cm" svg:y2="17.042cm">
          <text:p/>
        </draw:line>
        <draw:line draw:style-name="gr8" draw:text-style-name="P2" draw:layer="layout" svg:x1="28.02cm" svg:y1="5.459cm" svg:x2="28.02cm" svg:y2="17.042cm">
          <text:p/>
        </draw:line>
        <draw:line draw:style-name="gr10" draw:text-style-name="P2" draw:layer="layout" svg:x1="0.116cm" svg:y1="6.242cm" svg:x2="27.686cm" svg:y2="6.242cm">
          <text:p/>
        </draw:line>
        <draw:line draw:style-name="gr10" draw:text-style-name="P2" draw:layer="layout" svg:x1="0.116cm" svg:y1="7.042cm" svg:x2="27.686cm" svg:y2="7.042cm">
          <text:p/>
        </draw:line>
        <draw:line draw:style-name="gr10" draw:text-style-name="P2" draw:layer="layout" svg:x1="0.116cm" svg:y1="7.842cm" svg:x2="27.686cm" svg:y2="7.842cm">
          <text:p/>
        </draw:line>
        <draw:line draw:style-name="gr10" draw:text-style-name="P2" draw:layer="layout" svg:x1="0.116cm" svg:y1="8.542cm" svg:x2="27.686cm" svg:y2="8.542cm">
          <text:p/>
        </draw:line>
        <draw:line draw:style-name="gr10" draw:text-style-name="P2" draw:layer="layout" svg:x1="0.116cm" svg:y1="9.342cm" svg:x2="27.686cm" svg:y2="9.342cm">
          <text:p/>
        </draw:line>
        <draw:line draw:style-name="gr10" draw:text-style-name="P2" draw:layer="layout" svg:x1="0.116cm" svg:y1="10.142cm" svg:x2="27.686cm" svg:y2="10.142cm">
          <text:p/>
        </draw:line>
        <draw:line draw:style-name="gr10" draw:text-style-name="P2" draw:layer="layout" svg:x1="0.116cm" svg:y1="10.942cm" svg:x2="27.686cm" svg:y2="10.942cm">
          <text:p/>
        </draw:line>
        <draw:line draw:style-name="gr10" draw:text-style-name="P2" draw:layer="layout" svg:x1="0.116cm" svg:y1="11.642cm" svg:x2="27.686cm" svg:y2="11.642cm">
          <text:p/>
        </draw:line>
        <draw:line draw:style-name="gr10" draw:text-style-name="P2" draw:layer="layout" svg:x1="0.116cm" svg:y1="12.442cm" svg:x2="27.686cm" svg:y2="12.442cm">
          <text:p/>
        </draw:line>
        <draw:line draw:style-name="gr10" draw:text-style-name="P2" draw:layer="layout" svg:x1="0.116cm" svg:y1="13.142cm" svg:x2="27.686cm" svg:y2="13.142cm">
          <text:p/>
        </draw:line>
        <draw:line draw:style-name="gr10" draw:text-style-name="P2" draw:layer="layout" svg:x1="0.116cm" svg:y1="13.942cm" svg:x2="27.686cm" svg:y2="13.942cm">
          <text:p/>
        </draw:line>
        <draw:line draw:style-name="gr10" draw:text-style-name="P2" draw:layer="layout" svg:x1="0.116cm" svg:y1="14.642cm" svg:x2="27.686cm" svg:y2="14.642cm">
          <text:p/>
        </draw:line>
        <draw:line draw:style-name="gr10" draw:text-style-name="P2" draw:layer="layout" svg:x1="0.116cm" svg:y1="15.442cm" svg:x2="27.686cm" svg:y2="15.442cm">
          <text:p/>
        </draw:line>
        <draw:line draw:style-name="gr10" draw:text-style-name="P2" draw:layer="layout" svg:x1="0.116cm" svg:y1="16.142cm" svg:x2="27.686cm" svg:y2="16.142cm">
          <text:p/>
        </draw:line>
        <draw:line draw:style-name="gr10" draw:text-style-name="P2" draw:layer="layout" svg:x1="0.116cm" svg:y1="17.042cm" svg:x2="27.686cm" svg:y2="17.042cm">
          <text:p/>
        </draw:line>
        <draw:line draw:style-name="gr10" draw:text-style-name="P2" draw:layer="layout" svg:x1="0.116cm" svg:y1="5.442cm" svg:x2="27.686cm" svg:y2="5.442cm">
          <text:p/>
        </draw:line>
        <draw:g>
          <draw:custom-shape draw:style-name="gr9" draw:text-style-name="P11" draw:layer="layout" svg:width="0.787cm" svg:height="0.508cm" svg:x="7.106cm" svg:y="6.4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8.283cm" svg:y="6.4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9.461cm" svg:y="6.4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0.638cm" svg:y="6.4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1.753cm" svg:y="6.4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8.307cm" svg:y="7.2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9.484cm" svg:y="7.2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0.662cm" svg:y="7.2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1.839cm" svg:y="7.2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2.954cm" svg:y="7.2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11.808cm" svg:y="8.0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2.985cm" svg:y="8.0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4.163cm" svg:y="8.0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5.34cm" svg:y="8.0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6.455cm" svg:y="8.0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2" draw:layer="layout" svg:x1="11.583cm" svg:y1="7.71cm" svg:x2="11.808cm" svg:y2="8.51cm">
          <text:p/>
        </draw:line>
        <draw:line draw:style-name="gr5" draw:text-style-name="P2" draw:layer="layout" svg:x1="9.184cm" svg:y1="6.01cm" svg:x2="9.409cm" svg:y2="6.81cm">
          <text:p/>
        </draw:line>
        <draw:custom-shape draw:style-name="gr12" draw:text-style-name="P2" draw:layer="layout" svg:width="24.13cm" svg:height="4.662cm" svg:x="1.778cm" svg:y="14.642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2.951cm" svg:height="4.027cm" svg:x="1.941cm" svg:y="15.142cm">
          <draw:text-box>
            <text:p><text:span text:style-name="T5">Don't forget to explain each stall and forward!</text:span></text:p>
            <text:p><text:span text:style-name="T12">Example: "No stalls were inserted at subi because the ALU was able to forward $t0 from it's output to the ALU input for the next instruction."</text:span></text:p>
          </draw:text-box>
        </draw:frame>
        <draw:line draw:style-name="gr5" draw:text-style-name="P2" draw:layer="layout" svg:x1="10.385cm" svg:y1="6.81cm" svg:x2="10.61cm" svg:y2="7.61cm">
          <text:p/>
        </draw:line>
        <draw:line draw:style-name="gr5" draw:text-style-name="P2" draw:layer="layout" svg:x1="9.223cm" svg:y1="6.01cm" svg:x2="10.611cm" svg:y2="7.61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ALU - ID Forwarding</text:span></text:p>
          </draw:text-box>
        </draw:frame>
        <draw:frame draw:style-name="gr7" draw:text-style-name="P10" draw:layer="layout" svg:width="6.064cm" svg:height="5.637cm" svg:x="0.032cm" svg:y="5.52cm">
          <draw:text-box>
            <text:p text:style-name="P4"><text:span text:style-name="T9"><text:s/></text:span><text:span text:style-name="T9">addi $t0,$t1,5</text:span></text:p>
            <text:p text:style-name="P4"><text:span text:style-name="T9">L:subi $t1,$t0,$t1</text:span></text:p>
            <text:p text:style-name="P4"><text:span text:style-name="T9"><text:s text:c="2"/></text:span><text:span text:style-name="T9">beq <text:s/>$t0,$t1, L</text:span></text:p>
            <text:p text:style-name="P4"><text:span text:style-name="T9"><text:s text:c="2"/></text:span><text:span text:style-name="T9">mult $t1,$t2</text:span></text:p>
          </draw:text-box>
        </draw:frame>
        <draw:line draw:style-name="gr8" draw:text-style-name="P2" draw:layer="layout" svg:x1="6.862cm" svg:y1="5.458cm" svg:x2="6.862cm" svg:y2="17.041cm">
          <text:p/>
        </draw:line>
        <draw:line draw:style-name="gr8" draw:text-style-name="P2" draw:layer="layout" svg:x1="5.682cm" svg:y1="5.458cm" svg:x2="5.682cm" svg:y2="17.041cm">
          <text:p/>
        </draw:line>
        <draw:line draw:style-name="gr8" draw:text-style-name="P2" draw:layer="layout" svg:x1="8.042cm" svg:y1="5.458cm" svg:x2="8.042cm" svg:y2="17.041cm">
          <text:p/>
        </draw:line>
        <draw:line draw:style-name="gr8" draw:text-style-name="P2" draw:layer="layout" svg:x1="9.223cm" svg:y1="5.458cm" svg:x2="9.223cm" svg:y2="17.041cm">
          <text:p/>
        </draw:line>
        <draw:line draw:style-name="gr8" draw:text-style-name="P2" draw:layer="layout" svg:x1="11.583cm" svg:y1="5.458cm" svg:x2="11.583cm" svg:y2="17.041cm">
          <text:p/>
        </draw:line>
        <draw:line draw:style-name="gr8" draw:text-style-name="P2" draw:layer="layout" svg:x1="10.403cm" svg:y1="5.458cm" svg:x2="10.403cm" svg:y2="17.041cm">
          <text:p/>
        </draw:line>
        <draw:line draw:style-name="gr8" draw:text-style-name="P2" draw:layer="layout" svg:x1="12.763cm" svg:y1="5.458cm" svg:x2="12.763cm" svg:y2="17.041cm">
          <text:p/>
        </draw:line>
        <draw:line draw:style-name="gr8" draw:text-style-name="P2" draw:layer="layout" svg:x1="13.944cm" svg:y1="5.458cm" svg:x2="13.944cm" svg:y2="17.041cm">
          <text:p/>
        </draw:line>
        <draw:line draw:style-name="gr8" draw:text-style-name="P2" draw:layer="layout" svg:x1="15.124cm" svg:y1="5.458cm" svg:x2="15.124cm" svg:y2="17.041cm">
          <text:p/>
        </draw:line>
        <draw:line draw:style-name="gr8" draw:text-style-name="P2" draw:layer="layout" svg:x1="16.28cm" svg:y1="5.458cm" svg:x2="16.28cm" svg:y2="17.041cm">
          <text:p/>
        </draw:line>
        <draw:line draw:style-name="gr8" draw:text-style-name="P2" draw:layer="layout" svg:x1="17.46cm" svg:y1="5.458cm" svg:x2="17.46cm" svg:y2="17.041cm">
          <text:p/>
        </draw:line>
        <draw:line draw:style-name="gr8" draw:text-style-name="P2" draw:layer="layout" svg:x1="18.64cm" svg:y1="5.458cm" svg:x2="18.64cm" svg:y2="17.041cm">
          <text:p/>
        </draw:line>
        <draw:line draw:style-name="gr8" draw:text-style-name="P2" draw:layer="layout" svg:x1="19.821cm" svg:y1="5.458cm" svg:x2="19.821cm" svg:y2="17.041cm">
          <text:p/>
        </draw:line>
        <draw:line draw:style-name="gr8" draw:text-style-name="P2" draw:layer="layout" svg:x1="20.982cm" svg:y1="5.458cm" svg:x2="20.982cm" svg:y2="17.041cm">
          <text:p/>
        </draw:line>
        <draw:g>
          <draw:custom-shape draw:style-name="gr9" draw:text-style-name="P11" draw:layer="layout" svg:width="0.787cm" svg:height="0.508cm" svg:x="5.905cm" svg:y="5.6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7.082cm" svg:y="5.6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8.26cm" svg:y="5.6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9.437cm" svg:y="5.6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0.552cm" svg:y="5.6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2" draw:layer="layout" svg:x1="10.403cm" svg:y1="5.975cm" svg:x2="10.403cm" svg:y2="11.662cm">
          <text:p/>
        </draw:line>
        <draw:frame draw:style-name="gr6" draw:text-style-name="P12" draw:layer="layout" svg:width="22.075cm" svg:height="0.878cm" svg:x="5.782cm" svg:y="4.564cm">
          <draw:text-box>
            <text:p><text:span text:style-name="T11">01 <text:s text:c="2"/>02 <text:s text:c="3"/>03 <text:s text:c="2"/>04 <text:s text:c="2"/>05 <text:s text:c="3"/>06 <text:s text:c="2"/>07 <text:s text:c="3"/>08 <text:s text:c="2"/>09 <text:s text:c="3"/>10 <text:s text:c="2"/>11 <text:s text:c="3"/>12 <text:s text:c="2"/>13 <text:s text:c="3"/>14 <text:s text:c="2"/>15 <text:s text:c="2"/>16 <text:s text:c="3"/>17 <text:s text:c="2"/>18 <text:s text:c="3"/>19</text:span></text:p>
          </draw:text-box>
        </draw:frame>
        <draw:line draw:style-name="gr8" draw:text-style-name="P2" draw:layer="layout" svg:x1="22.162cm" svg:y1="5.459cm" svg:x2="22.162cm" svg:y2="17.042cm">
          <text:p/>
        </draw:line>
        <draw:line draw:style-name="gr8" draw:text-style-name="P2" draw:layer="layout" svg:x1="23.318cm" svg:y1="5.459cm" svg:x2="23.318cm" svg:y2="17.042cm">
          <text:p/>
        </draw:line>
        <draw:line draw:style-name="gr8" draw:text-style-name="P2" draw:layer="layout" svg:x1="24.498cm" svg:y1="5.459cm" svg:x2="24.498cm" svg:y2="17.042cm">
          <text:p/>
        </draw:line>
        <draw:line draw:style-name="gr8" draw:text-style-name="P2" draw:layer="layout" svg:x1="25.678cm" svg:y1="5.459cm" svg:x2="25.678cm" svg:y2="17.042cm">
          <text:p/>
        </draw:line>
        <draw:line draw:style-name="gr8" draw:text-style-name="P2" draw:layer="layout" svg:x1="26.859cm" svg:y1="5.459cm" svg:x2="26.859cm" svg:y2="17.042cm">
          <text:p/>
        </draw:line>
        <draw:line draw:style-name="gr8" draw:text-style-name="P2" draw:layer="layout" svg:x1="28.02cm" svg:y1="5.459cm" svg:x2="28.02cm" svg:y2="17.042cm">
          <text:p/>
        </draw:line>
        <draw:line draw:style-name="gr10" draw:text-style-name="P2" draw:layer="layout" svg:x1="0.116cm" svg:y1="6.242cm" svg:x2="27.686cm" svg:y2="6.242cm">
          <text:p/>
        </draw:line>
        <draw:line draw:style-name="gr10" draw:text-style-name="P2" draw:layer="layout" svg:x1="0.116cm" svg:y1="7.042cm" svg:x2="27.686cm" svg:y2="7.042cm">
          <text:p/>
        </draw:line>
        <draw:line draw:style-name="gr10" draw:text-style-name="P2" draw:layer="layout" svg:x1="0.116cm" svg:y1="7.842cm" svg:x2="27.686cm" svg:y2="7.842cm">
          <text:p/>
        </draw:line>
        <draw:line draw:style-name="gr10" draw:text-style-name="P2" draw:layer="layout" svg:x1="0.116cm" svg:y1="8.542cm" svg:x2="27.686cm" svg:y2="8.542cm">
          <text:p/>
        </draw:line>
        <draw:line draw:style-name="gr10" draw:text-style-name="P2" draw:layer="layout" svg:x1="0.116cm" svg:y1="9.342cm" svg:x2="27.686cm" svg:y2="9.342cm">
          <text:p/>
        </draw:line>
        <draw:line draw:style-name="gr10" draw:text-style-name="P2" draw:layer="layout" svg:x1="0.116cm" svg:y1="10.142cm" svg:x2="27.686cm" svg:y2="10.142cm">
          <text:p/>
        </draw:line>
        <draw:line draw:style-name="gr10" draw:text-style-name="P2" draw:layer="layout" svg:x1="0.116cm" svg:y1="10.942cm" svg:x2="27.686cm" svg:y2="10.942cm">
          <text:p/>
        </draw:line>
        <draw:line draw:style-name="gr10" draw:text-style-name="P2" draw:layer="layout" svg:x1="0.116cm" svg:y1="11.642cm" svg:x2="27.686cm" svg:y2="11.642cm">
          <text:p/>
        </draw:line>
        <draw:line draw:style-name="gr10" draw:text-style-name="P2" draw:layer="layout" svg:x1="0.116cm" svg:y1="12.442cm" svg:x2="27.686cm" svg:y2="12.442cm">
          <text:p/>
        </draw:line>
        <draw:line draw:style-name="gr10" draw:text-style-name="P2" draw:layer="layout" svg:x1="0.116cm" svg:y1="13.142cm" svg:x2="27.686cm" svg:y2="13.142cm">
          <text:p/>
        </draw:line>
        <draw:line draw:style-name="gr10" draw:text-style-name="P2" draw:layer="layout" svg:x1="0.116cm" svg:y1="13.942cm" svg:x2="27.686cm" svg:y2="13.942cm">
          <text:p/>
        </draw:line>
        <draw:line draw:style-name="gr10" draw:text-style-name="P2" draw:layer="layout" svg:x1="0.116cm" svg:y1="14.642cm" svg:x2="27.686cm" svg:y2="14.642cm">
          <text:p/>
        </draw:line>
        <draw:line draw:style-name="gr10" draw:text-style-name="P2" draw:layer="layout" svg:x1="0.116cm" svg:y1="15.442cm" svg:x2="27.686cm" svg:y2="15.442cm">
          <text:p/>
        </draw:line>
        <draw:line draw:style-name="gr10" draw:text-style-name="P2" draw:layer="layout" svg:x1="0.116cm" svg:y1="16.142cm" svg:x2="27.686cm" svg:y2="16.142cm">
          <text:p/>
        </draw:line>
        <draw:line draw:style-name="gr10" draw:text-style-name="P2" draw:layer="layout" svg:x1="0.116cm" svg:y1="17.042cm" svg:x2="27.686cm" svg:y2="17.042cm">
          <text:p/>
        </draw:line>
        <draw:line draw:style-name="gr10" draw:text-style-name="P2" draw:layer="layout" svg:x1="0.116cm" svg:y1="5.442cm" svg:x2="27.686cm" svg:y2="5.442cm">
          <text:p/>
        </draw:line>
        <draw:g>
          <draw:custom-shape draw:style-name="gr9" draw:text-style-name="P11" draw:layer="layout" svg:width="0.787cm" svg:height="0.508cm" svg:x="8.206cm" svg:y="6.4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9.383cm" svg:y="6.4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0.561cm" svg:y="6.4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1.738cm" svg:y="6.4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2.853cm" svg:y="6.4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9.407cm" svg:y="7.2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0.584cm" svg:y="7.2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1.762cm" svg:y="7.2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2.939cm" svg:y="7.2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4.054cm" svg:y="7.2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13.108cm" svg:y="8.0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4.285cm" svg:y="8.0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5.463cm" svg:y="8.0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6.64cm" svg:y="8.0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7.755cm" svg:y="8.0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2" draw:layer="layout" svg:width="0.254cm" svg:height="0.254cm" svg:x="7.36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2.549cm" svg:y1="7.71cm" svg:x2="13.108cm" svg:y2="8.51cm">
          <text:p/>
        </draw:line>
        <draw:line draw:style-name="gr5" draw:text-style-name="P2" draw:layer="layout" svg:x1="9.047cm" svg:y1="5.842cm" svg:x2="9.383cm" svg:y2="6.91cm">
          <text:p/>
        </draw:line>
        <draw:custom-shape draw:style-name="gr12" draw:text-style-name="P2" draw:layer="layout" svg:width="24.13cm" svg:height="4.662cm" svg:x="1.778cm" svg:y="14.642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2.951cm" svg:height="3.083cm" svg:x="1.941cm" svg:y="15.142cm">
          <draw:text-box>
            <text:p><text:span text:style-name="T5">Don't forget to explain each stall and forward!</text:span></text:p>
            <text:p><text:span text:style-name="T12">Example: "One stall was inserted for subi to wait for the ALU to forward $t0 to the ID of the next instruction.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28cm" svg:height="2.4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703cm" svg:x="1.4cm" svg:y="0.437cm" presentation:class="title" presentation:user-transformed="true">
          <draw:text-box>
            <text:p><text:span text:style-name="T2">ALU - ID Forwarding - CPI</text:span></text:p>
          </draw:text-box>
        </draw:frame>
        <draw:frame draw:style-name="gr7" draw:text-style-name="P10" draw:layer="layout" svg:width="6.064cm" svg:height="5.637cm" svg:x="0.032cm" svg:y="5.52cm">
          <draw:text-box>
            <text:p text:style-name="P4"><text:span text:style-name="T9"><text:s/></text:span><text:span text:style-name="T9">addi $t0,$t1,5</text:span></text:p>
            <text:p text:style-name="P4"><text:span text:style-name="T9">L:subi $t1,$t0,$t1</text:span></text:p>
            <text:p text:style-name="P4"><text:span text:style-name="T9"><text:s text:c="2"/></text:span><text:span text:style-name="T9">beq <text:s/>$t0,$t1, L</text:span></text:p>
            <text:p text:style-name="P4"><text:span text:style-name="T9"><text:s text:c="2"/></text:span><text:span text:style-name="T9">mult $t1,$t2</text:span></text:p>
          </draw:text-box>
        </draw:frame>
        <draw:line draw:style-name="gr8" draw:text-style-name="P2" draw:layer="layout" svg:x1="6.862cm" svg:y1="5.458cm" svg:x2="6.862cm" svg:y2="17.041cm">
          <text:p/>
        </draw:line>
        <draw:line draw:style-name="gr8" draw:text-style-name="P2" draw:layer="layout" svg:x1="5.682cm" svg:y1="5.458cm" svg:x2="5.682cm" svg:y2="17.041cm">
          <text:p/>
        </draw:line>
        <draw:line draw:style-name="gr8" draw:text-style-name="P2" draw:layer="layout" svg:x1="8.042cm" svg:y1="5.458cm" svg:x2="8.042cm" svg:y2="17.041cm">
          <text:p/>
        </draw:line>
        <draw:line draw:style-name="gr8" draw:text-style-name="P2" draw:layer="layout" svg:x1="9.223cm" svg:y1="5.458cm" svg:x2="9.223cm" svg:y2="17.041cm">
          <text:p/>
        </draw:line>
        <draw:line draw:style-name="gr8" draw:text-style-name="P2" draw:layer="layout" svg:x1="11.583cm" svg:y1="5.458cm" svg:x2="11.583cm" svg:y2="17.041cm">
          <text:p/>
        </draw:line>
        <draw:line draw:style-name="gr8" draw:text-style-name="P2" draw:layer="layout" svg:x1="10.403cm" svg:y1="5.458cm" svg:x2="10.403cm" svg:y2="17.041cm">
          <text:p/>
        </draw:line>
        <draw:line draw:style-name="gr8" draw:text-style-name="P2" draw:layer="layout" svg:x1="12.763cm" svg:y1="5.458cm" svg:x2="12.763cm" svg:y2="17.041cm">
          <text:p/>
        </draw:line>
        <draw:line draw:style-name="gr8" draw:text-style-name="P2" draw:layer="layout" svg:x1="13.944cm" svg:y1="5.458cm" svg:x2="13.944cm" svg:y2="17.041cm">
          <text:p/>
        </draw:line>
        <draw:line draw:style-name="gr8" draw:text-style-name="P2" draw:layer="layout" svg:x1="15.124cm" svg:y1="5.458cm" svg:x2="15.124cm" svg:y2="17.041cm">
          <text:p/>
        </draw:line>
        <draw:line draw:style-name="gr8" draw:text-style-name="P2" draw:layer="layout" svg:x1="16.28cm" svg:y1="5.458cm" svg:x2="16.28cm" svg:y2="17.041cm">
          <text:p/>
        </draw:line>
        <draw:line draw:style-name="gr8" draw:text-style-name="P2" draw:layer="layout" svg:x1="17.46cm" svg:y1="5.458cm" svg:x2="17.46cm" svg:y2="17.041cm">
          <text:p/>
        </draw:line>
        <draw:line draw:style-name="gr8" draw:text-style-name="P2" draw:layer="layout" svg:x1="18.64cm" svg:y1="5.458cm" svg:x2="18.64cm" svg:y2="17.041cm">
          <text:p/>
        </draw:line>
        <draw:line draw:style-name="gr8" draw:text-style-name="P2" draw:layer="layout" svg:x1="19.821cm" svg:y1="5.458cm" svg:x2="19.821cm" svg:y2="17.041cm">
          <text:p/>
        </draw:line>
        <draw:line draw:style-name="gr8" draw:text-style-name="P2" draw:layer="layout" svg:x1="20.982cm" svg:y1="5.458cm" svg:x2="20.982cm" svg:y2="17.041cm">
          <text:p/>
        </draw:line>
        <draw:g>
          <draw:custom-shape draw:style-name="gr9" draw:text-style-name="P11" draw:layer="layout" svg:width="0.787cm" svg:height="0.508cm" svg:x="5.905cm" svg:y="5.6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7.082cm" svg:y="5.6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8.26cm" svg:y="5.6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9.437cm" svg:y="5.6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0.552cm" svg:y="5.6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2" draw:layer="layout" svg:x1="10.403cm" svg:y1="5.975cm" svg:x2="10.403cm" svg:y2="11.662cm">
          <text:p/>
        </draw:line>
        <draw:frame draw:style-name="gr6" draw:text-style-name="P12" draw:layer="layout" svg:width="22.075cm" svg:height="0.878cm" svg:x="5.782cm" svg:y="4.564cm">
          <draw:text-box>
            <text:p><text:span text:style-name="T11">01 <text:s text:c="2"/>02 <text:s text:c="3"/>03 <text:s text:c="2"/>04 <text:s text:c="2"/>05 <text:s text:c="3"/>06 <text:s text:c="2"/>07 <text:s text:c="3"/>08 <text:s text:c="2"/>09 <text:s text:c="3"/>10 <text:s text:c="2"/>11 <text:s text:c="3"/>12 <text:s text:c="2"/>13 <text:s text:c="3"/>14 <text:s text:c="2"/>15 <text:s text:c="2"/>16 <text:s text:c="3"/>17 <text:s text:c="2"/>18 <text:s text:c="3"/>19</text:span></text:p>
          </draw:text-box>
        </draw:frame>
        <draw:line draw:style-name="gr8" draw:text-style-name="P2" draw:layer="layout" svg:x1="22.162cm" svg:y1="5.459cm" svg:x2="22.162cm" svg:y2="17.042cm">
          <text:p/>
        </draw:line>
        <draw:line draw:style-name="gr8" draw:text-style-name="P2" draw:layer="layout" svg:x1="23.318cm" svg:y1="5.459cm" svg:x2="23.318cm" svg:y2="17.042cm">
          <text:p/>
        </draw:line>
        <draw:line draw:style-name="gr8" draw:text-style-name="P2" draw:layer="layout" svg:x1="24.498cm" svg:y1="5.459cm" svg:x2="24.498cm" svg:y2="17.042cm">
          <text:p/>
        </draw:line>
        <draw:line draw:style-name="gr8" draw:text-style-name="P2" draw:layer="layout" svg:x1="25.678cm" svg:y1="5.459cm" svg:x2="25.678cm" svg:y2="17.042cm">
          <text:p/>
        </draw:line>
        <draw:line draw:style-name="gr8" draw:text-style-name="P2" draw:layer="layout" svg:x1="26.859cm" svg:y1="5.459cm" svg:x2="26.859cm" svg:y2="17.042cm">
          <text:p/>
        </draw:line>
        <draw:line draw:style-name="gr8" draw:text-style-name="P2" draw:layer="layout" svg:x1="28.02cm" svg:y1="5.459cm" svg:x2="28.02cm" svg:y2="17.042cm">
          <text:p/>
        </draw:line>
        <draw:line draw:style-name="gr10" draw:text-style-name="P2" draw:layer="layout" svg:x1="0.116cm" svg:y1="6.242cm" svg:x2="27.686cm" svg:y2="6.242cm">
          <text:p/>
        </draw:line>
        <draw:line draw:style-name="gr10" draw:text-style-name="P2" draw:layer="layout" svg:x1="0.116cm" svg:y1="7.042cm" svg:x2="27.686cm" svg:y2="7.042cm">
          <text:p/>
        </draw:line>
        <draw:line draw:style-name="gr10" draw:text-style-name="P2" draw:layer="layout" svg:x1="0.116cm" svg:y1="7.842cm" svg:x2="27.686cm" svg:y2="7.842cm">
          <text:p/>
        </draw:line>
        <draw:line draw:style-name="gr10" draw:text-style-name="P2" draw:layer="layout" svg:x1="0.116cm" svg:y1="8.542cm" svg:x2="27.686cm" svg:y2="8.542cm">
          <text:p/>
        </draw:line>
        <draw:line draw:style-name="gr10" draw:text-style-name="P2" draw:layer="layout" svg:x1="0.116cm" svg:y1="9.342cm" svg:x2="27.686cm" svg:y2="9.342cm">
          <text:p/>
        </draw:line>
        <draw:line draw:style-name="gr10" draw:text-style-name="P2" draw:layer="layout" svg:x1="0.116cm" svg:y1="10.142cm" svg:x2="27.686cm" svg:y2="10.142cm">
          <text:p/>
        </draw:line>
        <draw:line draw:style-name="gr10" draw:text-style-name="P2" draw:layer="layout" svg:x1="0.116cm" svg:y1="10.942cm" svg:x2="27.686cm" svg:y2="10.942cm">
          <text:p/>
        </draw:line>
        <draw:line draw:style-name="gr10" draw:text-style-name="P2" draw:layer="layout" svg:x1="0.116cm" svg:y1="11.642cm" svg:x2="27.686cm" svg:y2="11.642cm">
          <text:p/>
        </draw:line>
        <draw:line draw:style-name="gr10" draw:text-style-name="P2" draw:layer="layout" svg:x1="0.116cm" svg:y1="12.442cm" svg:x2="27.686cm" svg:y2="12.442cm">
          <text:p/>
        </draw:line>
        <draw:line draw:style-name="gr10" draw:text-style-name="P2" draw:layer="layout" svg:x1="0.116cm" svg:y1="13.142cm" svg:x2="27.686cm" svg:y2="13.142cm">
          <text:p/>
        </draw:line>
        <draw:line draw:style-name="gr10" draw:text-style-name="P2" draw:layer="layout" svg:x1="0.116cm" svg:y1="13.942cm" svg:x2="27.686cm" svg:y2="13.942cm">
          <text:p/>
        </draw:line>
        <draw:line draw:style-name="gr10" draw:text-style-name="P2" draw:layer="layout" svg:x1="0.116cm" svg:y1="14.642cm" svg:x2="27.686cm" svg:y2="14.642cm">
          <text:p/>
        </draw:line>
        <draw:line draw:style-name="gr10" draw:text-style-name="P2" draw:layer="layout" svg:x1="0.116cm" svg:y1="15.442cm" svg:x2="27.686cm" svg:y2="15.442cm">
          <text:p/>
        </draw:line>
        <draw:line draw:style-name="gr10" draw:text-style-name="P2" draw:layer="layout" svg:x1="0.116cm" svg:y1="16.142cm" svg:x2="27.686cm" svg:y2="16.142cm">
          <text:p/>
        </draw:line>
        <draw:line draw:style-name="gr10" draw:text-style-name="P2" draw:layer="layout" svg:x1="0.116cm" svg:y1="17.042cm" svg:x2="27.686cm" svg:y2="17.042cm">
          <text:p/>
        </draw:line>
        <draw:line draw:style-name="gr10" draw:text-style-name="P2" draw:layer="layout" svg:x1="0.116cm" svg:y1="5.442cm" svg:x2="27.686cm" svg:y2="5.442cm">
          <text:p/>
        </draw:line>
        <draw:g>
          <draw:custom-shape draw:style-name="gr9" draw:text-style-name="P11" draw:layer="layout" svg:width="0.787cm" svg:height="0.508cm" svg:x="8.206cm" svg:y="6.4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9.383cm" svg:y="6.4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0.561cm" svg:y="6.4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1.738cm" svg:y="6.4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2.853cm" svg:y="6.4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9.407cm" svg:y="7.2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0.584cm" svg:y="7.2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1.762cm" svg:y="7.2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2.939cm" svg:y="7.2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4.054cm" svg:y="7.2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1" draw:layer="layout" svg:width="0.787cm" svg:height="0.508cm" svg:x="13.108cm" svg:y="8.002cm">
            <text:p text:style-name="P2"><text:span text:style-name="T10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4.285cm" svg:y="8.002cm">
            <text:p text:style-name="P2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7cm" svg:height="0.508cm" svg:x="15.463cm" svg:y="8.002cm">
            <text:p text:style-name="P2"><text:span text:style-name="T10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6.64cm" svg:y="8.002cm">
            <text:p text:style-name="P2"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0.786cm" svg:height="0.508cm" svg:x="17.755cm" svg:y="8.002cm">
            <text:p text:style-name="P2"><text:span text:style-name="T10">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2" draw:layer="layout" svg:width="0.254cm" svg:height="0.254cm" svg:x="7.36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2.549cm" svg:y1="7.71cm" svg:x2="13.108cm" svg:y2="8.51cm">
          <text:p/>
        </draw:line>
        <draw:line draw:style-name="gr5" draw:text-style-name="P2" draw:layer="layout" svg:x1="9.047cm" svg:y1="5.842cm" svg:x2="9.383cm" svg:y2="6.91cm">
          <text:p/>
        </draw:line>
        <draw:custom-shape draw:style-name="gr12" draw:text-style-name="P2" draw:layer="layout" svg:width="24.13cm" svg:height="9.962cm" svg:x="1.778cm" svg:y="9.34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2.951cm" svg:height="9.263cm" svg:x="1.941cm" svg:y="9.906cm">
          <draw:text-box>
            <text:p><text:span text:style-name="T5">CPI</text:span></text:p>
            <text:p><text:span text:style-name="T12"/></text:p>
            <text:p><text:span text:style-name="T12">Assume the branch is not taken:</text:span></text:p>
            <text:p><text:span text:style-name="T12"/></text:p>
            <text:p><text:span text:style-name="T12">4 instructions, 11 clock cycles</text:span></text:p>
            <text:p><text:span text:style-name="T12">CPI = 11/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simple"/>
      <style:text-properties fo:color="#000000" style:text-outline="false" style:text-line-through-style="none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.8999996185303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3.859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.499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.3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.2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.1cm" fo:text-align="start" fo:text-indent="0cm" style:punctuation-wrap="hanging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family="Arial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Arial" style:font-family-generic="roman" style:font-pitch="variable" fo:font-size="32pt" fo:letter-spacing="normal" fo:font-style="normal" style:text-underline-style="none" fo:font-weight="normal" style:font-family-asian="'Droid Sans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4" style:family="text">
      <style:text-properties fo:color="#000000" style:text-line-through-style="none" fo:font-family="Arial" style:font-family-generic="roman" style:font-pitch="variable" fo:font-size="28pt" fo:letter-spacing="normal" fo:font-style="normal" style:text-underline-style="none" fo:font-weight="normal" style:font-family-asian="'Droid Sans'" style:font-family-generic-asian="modern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style:font-family-generic="roman" style:font-pitch="variable" fo:font-size="24pt" fo:letter-spacing="normal" fo:font-style="normal" style:text-underline-style="none" fo:font-weight="normal" style:font-family-asian="'Droid Sans'" style:font-family-generic-asian="modern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roman" style:font-pitch="variable" fo:font-size="20pt" fo:letter-spacing="normal" fo:font-style="normal" style:text-underline-style="none" fo:font-weight="normal" style:font-family-asian="'Droid Sans'" style:font-family-generic-asian="modern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01cm" text:min-label-width="0.79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01cm" text:min-label-width="0.79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01cm" text:min-label-width="0.599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01cm" text:min-label-width="0.79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01cm" text:min-label-width="0.599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01cm" text:min-label-width="0.599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6cm" svg:height="3.505cm" svg:x="1.399cm" svg:y="0.837cm" presentation:class="title" presentation:user-transformed="true">
        <draw:text-box>
          <text:list text:style-name="ML3">
            <text:list-item>
              <text:p text:style-name="MP4"><text:span text:style-name="MT2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5" draw:layer="backgroundobjects" svg:width="25.196cm" svg:height="13.86cm" svg:x="1.399cm" svg:y="4.914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2" draw:layer="backgroundobjects" svg:width="0.001cm" svg:height="0.001cm" svg:x="0.001cm" svg:y="0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168cm" svg:height="10.476cm" svg:x="3.71cm" svg:y="2.122cm" presentation:class="page"/>
        <draw:frame presentation:style-name="Default_20_1-notes" draw:layer="backgroundobjects" svg:width="17.271cm" svg:height="12.571cm" svg:x="2.159cm" svg:y="13.271cm" presentation:class="notes" presentation:placeholder="true">
          <draw:text-box/>
        </draw:frame>
        <draw:frame presentation:style-name="Mpr7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8T19:01:56</meta:creation-date>
    <meta:editing-duration>P2DT1H52M37S</meta:editing-duration>
    <meta:editing-cycles>233</meta:editing-cycles>
    <meta:generator>LibreOffice/3.4$Unix LibreOffice_project/340m1$Build-402</meta:generator>
    <dc:date>2012-04-06T16:50:37</dc:date>
    <meta:document-statistic meta:object-count="357"/>
  </office:meta>
</office:document-meta>
</file>